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mg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x coord</text:p>
          </table:table-cell>
          <table:table-cell office:value-type="string" calcext:value-type="string">
            <text:p>y coord</text:p>
          </table:table-cell>
          <table:table-cell office:value-type="string" calcext:value-type="string">
            <text:p>brightness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698.117709978098" calcext:value-type="float">
            <text:p>698.117709978098</text:p>
          </table:table-cell>
          <table:table-cell office:value-type="float" office:value="554.286863953548" calcext:value-type="float">
            <text:p>554.286863953548</text:p>
          </table:table-cell>
          <table:table-cell office:value-type="float" office:value="8.53979991300565" calcext:value-type="float">
            <text:p>8.53979991300565</text:p>
          </table:table-cell>
          <table:table-cell/>
          <table:table-cell office:value-type="float" office:value="698.1239014" calcext:value-type="float">
            <text:p>698.1239014</text:p>
          </table:table-cell>
          <table:table-cell office:value-type="float" office:value="554.3025513" calcext:value-type="float">
            <text:p>554.3025513</text:p>
          </table:table-cell>
          <table:table-cell table:formula="of:=ABS([.A2]-[.E2])" office:value-type="float" office:value="0.00619142190168986" calcext:value-type="float">
            <text:p>0.00619142190168986</text:p>
          </table:table-cell>
          <table:table-cell table:formula="of:=ABS([.B2]-[.F2])" office:value-type="float" office:value="0.0156873464524097" calcext:value-type="float">
            <text:p>0.0156873464524097</text:p>
          </table:table-cell>
          <table:table-cell table:number-columns-repeated="2"/>
        </table:table-row>
        <table:table-row table:style-name="ro2">
          <table:table-cell office:value-type="float" office:value="683.170375521558" calcext:value-type="float">
            <text:p>683.170375521558</text:p>
          </table:table-cell>
          <table:table-cell office:value-type="float" office:value="253.049374130737" calcext:value-type="float">
            <text:p>253.049374130737</text:p>
          </table:table-cell>
          <table:table-cell office:value-type="float" office:value="3.96143250688705" calcext:value-type="float">
            <text:p>3.96143250688705</text:p>
          </table:table-cell>
          <table:table-cell/>
          <table:table-cell office:value-type="float" office:value="683.241333" calcext:value-type="float">
            <text:p>683.241333</text:p>
          </table:table-cell>
          <table:table-cell office:value-type="float" office:value="253.1460724" calcext:value-type="float">
            <text:p>253.1460724</text:p>
          </table:table-cell>
          <table:table-cell table:formula="of:=ABS([.A3]-[.E3])" office:value-type="float" office:value="0.0709574784424376" calcext:value-type="float">
            <text:p>0.0709574784424376</text:p>
          </table:table-cell>
          <table:table-cell table:formula="of:=ABS([.B3]-[.F3])" office:value-type="float" office:value="0.0966982692629586" calcext:value-type="float">
            <text:p>0.0966982692629586</text:p>
          </table:table-cell>
          <table:table-cell table:number-columns-repeated="2"/>
        </table:table-row>
        <table:table-row table:style-name="ro2">
          <table:table-cell office:value-type="float" office:value="658.440491760398" calcext:value-type="float">
            <text:p>658.440491760398</text:p>
          </table:table-cell>
          <table:table-cell office:value-type="float" office:value="480.244310750719" calcext:value-type="float">
            <text:p>480.244310750719</text:p>
          </table:table-cell>
          <table:table-cell office:value-type="float" office:value="3.94938016528926" calcext:value-type="float">
            <text:p>3.94938016528926</text:p>
          </table:table-cell>
          <table:table-cell/>
          <table:table-cell office:value-type="float" office:value="658.3480225" calcext:value-type="float">
            <text:p>658.3480225</text:p>
          </table:table-cell>
          <table:table-cell office:value-type="float" office:value="480.2240906" calcext:value-type="float">
            <text:p>480.2240906</text:p>
          </table:table-cell>
          <table:table-cell table:formula="of:=ABS([.A4]-[.E4])" office:value-type="float" office:value="0.0924692603975927" calcext:value-type="float">
            <text:p>0.0924692603975927</text:p>
          </table:table-cell>
          <table:table-cell table:formula="of:=ABS([.B4]-[.F4])" office:value-type="float" office:value="0.0202201507193536" calcext:value-type="float">
            <text:p>0.0202201507193536</text:p>
          </table:table-cell>
          <table:table-cell table:number-columns-repeated="2"/>
        </table:table-row>
        <table:table-row table:style-name="ro2">
          <table:table-cell office:value-type="float" office:value="615.127322780454" calcext:value-type="float">
            <text:p>615.127322780454</text:p>
          </table:table-cell>
          <table:table-cell office:value-type="float" office:value="304.553337921542" calcext:value-type="float">
            <text:p>304.553337921542</text:p>
          </table:table-cell>
          <table:table-cell office:value-type="float" office:value="2.00137741046832" calcext:value-type="float">
            <text:p>2.00137741046832</text:p>
          </table:table-cell>
          <table:table-cell/>
          <table:table-cell office:value-type="float" office:value="615.2064209" calcext:value-type="float">
            <text:p>615.2064209</text:p>
          </table:table-cell>
          <table:table-cell office:value-type="float" office:value="304.6550903" calcext:value-type="float">
            <text:p>304.6550903</text:p>
          </table:table-cell>
          <table:table-cell table:formula="of:=ABS([.A5]-[.E5])" office:value-type="float" office:value="0.0790981195457334" calcext:value-type="float">
            <text:p>0.0790981195457334</text:p>
          </table:table-cell>
          <table:table-cell table:formula="of:=ABS([.B5]-[.F5])" office:value-type="float" office:value="0.101752378458343" calcext:value-type="float">
            <text:p>0.101752378458343</text:p>
          </table:table-cell>
          <table:table-cell table:number-columns-repeated="2"/>
        </table:table-row>
        <table:table-row table:style-name="ro2">
          <table:table-cell office:value-type="float" office:value="565.610451306413" calcext:value-type="float">
            <text:p>565.610451306413</text:p>
          </table:table-cell>
          <table:table-cell office:value-type="float" office:value="262.881235154394" calcext:value-type="float">
            <text:p>262.881235154394</text:p>
          </table:table-cell>
          <table:table-cell office:value-type="float" office:value="1.7396694214876" calcext:value-type="float">
            <text:p>1.7396694214876</text:p>
          </table:table-cell>
          <table:table-cell/>
          <table:table-cell office:value-type="float" office:value="565.5980225" calcext:value-type="float">
            <text:p>565.5980225</text:p>
          </table:table-cell>
          <table:table-cell office:value-type="float" office:value="262.9198608" calcext:value-type="float">
            <text:p>262.9198608</text:p>
          </table:table-cell>
          <table:table-cell table:formula="of:=ABS([.A6]-[.E6])" office:value-type="float" office:value="0.0124288064134817" calcext:value-type="float">
            <text:p>0.0124288064134817</text:p>
          </table:table-cell>
          <table:table-cell table:formula="of:=ABS([.B6]-[.F6])" office:value-type="float" office:value="0.0386256456056344" calcext:value-type="float">
            <text:p>0.0386256456056344</text:p>
          </table:table-cell>
          <table:table-cell office:value-type="string" calcext:value-type="string">
            <text:p>err_x</text:p>
          </table:table-cell>
          <table:table-cell table:formula="of:=AVERAGE([.G2:.G18])" office:value-type="float" office:value="0.127181164813591" calcext:value-type="float">
            <text:p>0.127181164813591</text:p>
          </table:table-cell>
        </table:table-row>
        <table:table-row table:style-name="ro2">
          <table:table-cell office:value-type="float" office:value="222.160330578512" calcext:value-type="float">
            <text:p>222.160330578512</text:p>
          </table:table-cell>
          <table:table-cell office:value-type="float" office:value="633.264462809917" calcext:value-type="float">
            <text:p>633.264462809917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222.1106567" calcext:value-type="float">
            <text:p>222.1106567</text:p>
          </table:table-cell>
          <table:table-cell office:value-type="float" office:value="633.2582397" calcext:value-type="float">
            <text:p>633.2582397</text:p>
          </table:table-cell>
          <table:table-cell table:formula="of:=ABS([.A7]-[.E7])" office:value-type="float" office:value="0.0496738785124649" calcext:value-type="float">
            <text:p>0.0496738785124649</text:p>
          </table:table-cell>
          <table:table-cell table:formula="of:=ABS([.B7]-[.F7])" office:value-type="float" office:value="0.00622310991741415" calcext:value-type="float">
            <text:p>0.00622310991741415</text:p>
          </table:table-cell>
          <table:table-cell office:value-type="string" calcext:value-type="string">
            <text:p>err_y</text:p>
          </table:table-cell>
          <table:table-cell table:formula="of:=AVERAGE([.H2:.H18])" office:value-type="float" office:value="0.150369325465203" calcext:value-type="float">
            <text:p>0.150369325465203</text:p>
          </table:table-cell>
        </table:table-row>
        <table:table-row table:style-name="ro2">
          <table:table-cell office:value-type="float" office:value="469.720588235294" calcext:value-type="float">
            <text:p>469.720588235294</text:p>
          </table:table-cell>
          <table:table-cell office:value-type="float" office:value="669.93137254902" calcext:value-type="float">
            <text:p>669.93137254902</text:p>
          </table:table-cell>
          <table:table-cell office:value-type="float" office:value="0.84297520661157" calcext:value-type="float">
            <text:p>0.84297520661157</text:p>
          </table:table-cell>
          <table:table-cell/>
          <table:table-cell office:value-type="float" office:value="469.8493958" calcext:value-type="float">
            <text:p>469.8493958</text:p>
          </table:table-cell>
          <table:table-cell office:value-type="float" office:value="669.5737915" calcext:value-type="float">
            <text:p>669.5737915</text:p>
          </table:table-cell>
          <table:table-cell table:formula="of:=ABS([.A8]-[.E8])" office:value-type="float" office:value="0.128807564705937" calcext:value-type="float">
            <text:p>0.128807564705937</text:p>
          </table:table-cell>
          <table:table-cell table:formula="of:=ABS([.B8]-[.F8])" office:value-type="float" office:value="0.357581049019586" calcext:value-type="float">
            <text:p>0.357581049019586</text:p>
          </table:table-cell>
          <table:table-cell table:number-columns-repeated="2"/>
        </table:table-row>
        <table:table-row table:style-name="ro2">
          <table:table-cell office:value-type="float" office:value="516.377551020408" calcext:value-type="float">
            <text:p>516.377551020408</text:p>
          </table:table-cell>
          <table:table-cell office:value-type="float" office:value="456.030612244898" calcext:value-type="float">
            <text:p>456.030612244898</text:p>
          </table:table-cell>
          <table:table-cell office:value-type="float" office:value="0.809917355371901" calcext:value-type="float">
            <text:p>0.809917355371901</text:p>
          </table:table-cell>
          <table:table-cell/>
          <table:table-cell office:value-type="float" office:value="516.4268799" calcext:value-type="float">
            <text:p>516.4268799</text:p>
          </table:table-cell>
          <table:table-cell office:value-type="float" office:value="456.0938416" calcext:value-type="float">
            <text:p>456.0938416</text:p>
          </table:table-cell>
          <table:table-cell table:formula="of:=ABS([.A9]-[.E9])" office:value-type="float" office:value="0.0493288795918261" calcext:value-type="float">
            <text:p>0.0493288795918261</text:p>
          </table:table-cell>
          <table:table-cell table:formula="of:=ABS([.B9]-[.F9])" office:value-type="float" office:value="0.0632293551020666" calcext:value-type="float">
            <text:p>0.0632293551020666</text:p>
          </table:table-cell>
          <table:table-cell table:number-columns-repeated="2"/>
        </table:table-row>
        <table:table-row table:style-name="ro2">
          <table:table-cell office:value-type="float" office:value="775.977011494253" calcext:value-type="float">
            <text:p>775.977011494253</text:p>
          </table:table-cell>
          <table:table-cell office:value-type="float" office:value="16.7241379310345" calcext:value-type="float">
            <text:p>16.7241379310345</text:p>
          </table:table-cell>
          <table:table-cell office:value-type="float" office:value="0.71900826446281" calcext:value-type="float">
            <text:p>0.71900826446281</text:p>
          </table:table-cell>
          <table:table-cell/>
          <table:table-cell office:value-type="float" office:value="776.0465698" calcext:value-type="float">
            <text:p>776.0465698</text:p>
          </table:table-cell>
          <table:table-cell office:value-type="float" office:value="16.51663589" calcext:value-type="float">
            <text:p>16.51663589</text:p>
          </table:table-cell>
          <table:table-cell table:formula="of:=ABS([.A10]-[.E10])" office:value-type="float" office:value="0.0695583057471367" calcext:value-type="float">
            <text:p>0.0695583057471367</text:p>
          </table:table-cell>
          <table:table-cell table:formula="of:=ABS([.B10]-[.F10])" office:value-type="float" office:value="0.207502041034484" calcext:value-type="float">
            <text:p>0.207502041034484</text:p>
          </table:table-cell>
          <table:table-cell table:number-columns-repeated="2"/>
        </table:table-row>
        <table:table-row table:style-name="ro2">
          <table:table-cell office:value-type="float" office:value="409.461538461539" calcext:value-type="float">
            <text:p>409.461538461539</text:p>
          </table:table-cell>
          <table:table-cell office:value-type="float" office:value="294.132478632479" calcext:value-type="float">
            <text:p>294.132478632479</text:p>
          </table:table-cell>
          <table:table-cell office:value-type="float" office:value="0.644628099173554" calcext:value-type="float">
            <text:p>0.644628099173554</text:p>
          </table:table-cell>
          <table:table-cell/>
          <table:table-cell office:value-type="float" office:value="409.4133606" calcext:value-type="float">
            <text:p>409.4133606</text:p>
          </table:table-cell>
          <table:table-cell office:value-type="float" office:value="294.2264709" calcext:value-type="float">
            <text:p>294.2264709</text:p>
          </table:table-cell>
          <table:table-cell table:formula="of:=ABS([.A11]-[.E11])" office:value-type="float" office:value="0.0481778615385338" calcext:value-type="float">
            <text:p>0.0481778615385338</text:p>
          </table:table-cell>
          <table:table-cell table:formula="of:=ABS([.B11]-[.F11])" office:value-type="float" office:value="0.093992267521287" calcext:value-type="float">
            <text:p>0.093992267521287</text:p>
          </table:table-cell>
          <table:table-cell table:number-columns-repeated="2"/>
        </table:table-row>
        <table:table-row table:style-name="ro2">
          <table:table-cell office:value-type="float" office:value="368.833333333333" calcext:value-type="float">
            <text:p>368.833333333333</text:p>
          </table:table-cell>
          <table:table-cell office:value-type="float" office:value="692.680555555556" calcext:value-type="float">
            <text:p>692.680555555556</text:p>
          </table:table-cell>
          <table:table-cell office:value-type="float" office:value="0.59504132231405" calcext:value-type="float">
            <text:p>0.59504132231405</text:p>
          </table:table-cell>
          <table:table-cell/>
          <table:table-cell office:value-type="float" office:value="368.8813477" calcext:value-type="float">
            <text:p>368.8813477</text:p>
          </table:table-cell>
          <table:table-cell office:value-type="float" office:value="692.6714478" calcext:value-type="float">
            <text:p>692.6714478</text:p>
          </table:table-cell>
          <table:table-cell table:formula="of:=ABS([.A12]-[.E12])" office:value-type="float" office:value="0.0480143666666777" calcext:value-type="float">
            <text:p>0.0480143666666777</text:p>
          </table:table-cell>
          <table:table-cell table:formula="of:=ABS([.B12]-[.F12])" office:value-type="float" office:value="0.009107755555533" calcext:value-type="float">
            <text:p>0.009107755555533</text:p>
          </table:table-cell>
          <table:table-cell table:number-columns-repeated="2"/>
        </table:table-row>
        <table:table-row table:style-name="ro2">
          <table:table-cell office:value-type="float" office:value="184.455882352941" calcext:value-type="float">
            <text:p>184.455882352941</text:p>
          </table:table-cell>
          <table:table-cell office:value-type="float" office:value="454.661764705882" calcext:value-type="float">
            <text:p>454.661764705882</text:p>
          </table:table-cell>
          <table:table-cell office:value-type="float" office:value="0.56198347107438" calcext:value-type="float">
            <text:p>0.56198347107438</text:p>
          </table:table-cell>
          <table:table-cell/>
          <table:table-cell office:value-type="float" office:value="184.2606964" calcext:value-type="float">
            <text:p>184.2606964</text:p>
          </table:table-cell>
          <table:table-cell office:value-type="float" office:value="454.9770813" calcext:value-type="float">
            <text:p>454.9770813</text:p>
          </table:table-cell>
          <table:table-cell table:formula="of:=ABS([.A13]-[.E13])" office:value-type="float" office:value="0.195185952941188" calcext:value-type="float">
            <text:p>0.195185952941188</text:p>
          </table:table-cell>
          <table:table-cell table:formula="of:=ABS([.B13]-[.F13])" office:value-type="float" office:value="0.315316594117633" calcext:value-type="float">
            <text:p>0.315316594117633</text:p>
          </table:table-cell>
          <table:table-cell table:number-columns-repeated="2"/>
        </table:table-row>
        <table:table-row table:style-name="ro2">
          <table:table-cell office:value-type="float" office:value="416.328125" calcext:value-type="float">
            <text:p>416.328125</text:p>
          </table:table-cell>
          <table:table-cell office:value-type="float" office:value="530.8671875" calcext:value-type="float">
            <text:p>530.8671875</text:p>
          </table:table-cell>
          <table:table-cell office:value-type="float" office:value="0.528925619834711" calcext:value-type="float">
            <text:p>0.528925619834711</text:p>
          </table:table-cell>
          <table:table-cell/>
          <table:table-cell office:value-type="float" office:value="416.4029846" calcext:value-type="float">
            <text:p>416.4029846</text:p>
          </table:table-cell>
          <table:table-cell office:value-type="float" office:value="530.8306885" calcext:value-type="float">
            <text:p>530.8306885</text:p>
          </table:table-cell>
          <table:table-cell table:formula="of:=ABS([.A14]-[.E14])" office:value-type="float" office:value="0.0748596000000816" calcext:value-type="float">
            <text:p>0.0748596000000816</text:p>
          </table:table-cell>
          <table:table-cell table:formula="of:=ABS([.B14]-[.F14])" office:value-type="float" office:value="0.0364990000000489" calcext:value-type="float">
            <text:p>0.0364990000000489</text:p>
          </table:table-cell>
          <table:table-cell table:number-columns-repeated="2"/>
        </table:table-row>
        <table:table-row table:style-name="ro2">
          <table:table-cell office:value-type="float" office:value="420.266666666667" calcext:value-type="float">
            <text:p>420.266666666667</text:p>
          </table:table-cell>
          <table:table-cell office:value-type="float" office:value="760.333333333333" calcext:value-type="float">
            <text:p>760.333333333333</text:p>
          </table:table-cell>
          <table:table-cell office:value-type="float" office:value="0.495867768595041" calcext:value-type="float">
            <text:p>0.495867768595041</text:p>
          </table:table-cell>
          <table:table-cell/>
          <table:table-cell office:value-type="float" office:value="420.8097534" calcext:value-type="float">
            <text:p>420.8097534</text:p>
          </table:table-cell>
          <table:table-cell office:value-type="float" office:value="759.7503052" calcext:value-type="float">
            <text:p>759.7503052</text:p>
          </table:table-cell>
          <table:table-cell table:formula="of:=ABS([.A15]-[.E15])" office:value-type="float" office:value="0.543086733333325" calcext:value-type="float">
            <text:p>0.543086733333325</text:p>
          </table:table-cell>
          <table:table-cell table:formula="of:=ABS([.B15]-[.F15])" office:value-type="float" office:value="0.583028133333414" calcext:value-type="float">
            <text:p>0.583028133333414</text:p>
          </table:table-cell>
          <table:table-cell table:number-columns-repeated="2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88.137931034483" calcext:value-type="float">
            <text:p>188.137931034483</text:p>
          </table:table-cell>
          <table:table-cell office:value-type="float" office:value="0.479338842975207" calcext:value-type="float">
            <text:p>0.479338842975207</text:p>
          </table:table-cell>
          <table:table-cell/>
          <table:table-cell office:value-type="float" office:value="445.2449036" calcext:value-type="float">
            <text:p>445.2449036</text:p>
          </table:table-cell>
          <table:table-cell office:value-type="float" office:value="187.7680969" calcext:value-type="float">
            <text:p>187.7680969</text:p>
          </table:table-cell>
          <table:table-cell table:formula="of:=ABS([.A16]-[.E16])" office:value-type="float" office:value="0.244903599999986" calcext:value-type="float">
            <text:p>0.244903599999986</text:p>
          </table:table-cell>
          <table:table-cell table:formula="of:=ABS([.B16]-[.F16])" office:value-type="float" office:value="0.369834134482772" calcext:value-type="float">
            <text:p>0.369834134482772</text:p>
          </table:table-cell>
          <table:table-cell table:number-columns-repeated="2"/>
        </table:table-row>
        <table:table-row table:style-name="ro2">
          <table:table-cell office:value-type="float" office:value="805.046511627907" calcext:value-type="float">
            <text:p>805.046511627907</text:p>
          </table:table-cell>
          <table:table-cell office:value-type="float" office:value="275.162790697674" calcext:value-type="float">
            <text:p>275.162790697674</text:p>
          </table:table-cell>
          <table:table-cell office:value-type="float" office:value="0.355371900826446" calcext:value-type="float">
            <text:p>0.355371900826446</text:p>
          </table:table-cell>
          <table:table-cell/>
          <table:table-cell office:value-type="float" office:value="805.2659302" calcext:value-type="float">
            <text:p>805.2659302</text:p>
          </table:table-cell>
          <table:table-cell office:value-type="float" office:value="275.1739502" calcext:value-type="float">
            <text:p>275.1739502</text:p>
          </table:table-cell>
          <table:table-cell table:formula="of:=ABS([.A17]-[.E17])" office:value-type="float" office:value="0.219418572092991" calcext:value-type="float">
            <text:p>0.219418572092991</text:p>
          </table:table-cell>
          <table:table-cell table:formula="of:=ABS([.B17]-[.F17])" office:value-type="float" office:value="0.0111595023255404" calcext:value-type="float">
            <text:p>0.0111595023255404</text:p>
          </table:table-cell>
          <table:table-cell table:number-columns-repeated="2"/>
        </table:table-row>
        <table:table-row table:style-name="ro2">
          <table:table-cell office:value-type="float" office:value="880.625" calcext:value-type="float">
            <text:p>880.625</text:p>
          </table:table-cell>
          <table:table-cell office:value-type="float" office:value="550.525" calcext:value-type="float">
            <text:p>550.525</text:p>
          </table:table-cell>
          <table:table-cell office:value-type="float" office:value="0.330578512396694" calcext:value-type="float">
            <text:p>0.330578512396694</text:p>
          </table:table-cell>
          <table:table-cell/>
          <table:table-cell office:value-type="float" office:value="880.8549194" calcext:value-type="float">
            <text:p>880.8549194</text:p>
          </table:table-cell>
          <table:table-cell office:value-type="float" office:value="550.7548218" calcext:value-type="float">
            <text:p>550.7548218</text:p>
          </table:table-cell>
          <table:table-cell table:formula="of:=ABS([.A18]-[.E18])" office:value-type="float" office:value="0.229919399999972" calcext:value-type="float">
            <text:p>0.229919399999972</text:p>
          </table:table-cell>
          <table:table-cell table:formula="of:=ABS([.B18]-[.F18])" office:value-type="float" office:value="0.229821799999968" calcext:value-type="float">
            <text:p>0.229821799999968</text:p>
          </table:table-cell>
          <table:table-cell table:number-columns-repeated="2"/>
        </table:table-row>
        <table:table-row table:style-name="ro1">
          <table:table-cell office:value-type="float" office:value="692.368421052632" calcext:value-type="float">
            <text:p>692.368421052632</text:p>
          </table:table-cell>
          <table:table-cell office:value-type="float" office:value="965.736842105263" calcext:value-type="float">
            <text:p>965.736842105263</text:p>
          </table:table-cell>
          <table:table-cell office:value-type="float" office:value="0.314049586776859" calcext:value-type="float">
            <text:p>0.314049586776859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30.529411764706" calcext:value-type="float">
            <text:p>630.529411764706</text:p>
          </table:table-cell>
          <table:table-cell office:value-type="float" office:value="413.970588235294" calcext:value-type="float">
            <text:p>413.970588235294</text:p>
          </table:table-cell>
          <table:table-cell office:value-type="float" office:value="0.28099173553719" calcext:value-type="float">
            <text:p>0.28099173553719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40.896551724138" calcext:value-type="float">
            <text:p>740.896551724138</text:p>
          </table:table-cell>
          <table:table-cell office:value-type="float" office:value="73.2413793103448" calcext:value-type="float">
            <text:p>73.2413793103448</text:p>
          </table:table-cell>
          <table:table-cell office:value-type="float" office:value="0.239669421487603" calcext:value-type="float">
            <text:p>0.239669421487603</text:p>
          </table:table-cell>
          <table:table-cell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5T23:40:29.979267052</dc:date>
    <meta:editing-duration>PT8M58S</meta:editing-duration>
    <meta:editing-cycles>2</meta:editing-cycles>
    <meta:generator>LibreOffice/7.3.7.2$Linux_X86_64 LibreOffice_project/30$Build-2</meta:generator>
    <meta:document-statistic meta:table-count="1" meta:cell-count="135" meta:object-count="0"/>
  </office:meta>
</office:document-meta>
</file>